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dal, Frau Hildegard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Lyrik</text:p>
          </table:table-cell>
          <table:table-cell office:value-type="string" calcext:value-type="string">
            <text:p>»Rayons et ombres.« Gedichte von V. Hugo, übersetzt v. H. Stra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jček, Frl. Aloisia</text:p>
          </table:table-cell>
          <table:table-cell office:value-type="string" calcext:value-type="string">
            <text:p>Tschechisch</text:p>
          </table:table-cell>
          <table:table-cell office:value-type="string" calcext:value-type="string">
            <text:p>Muttersprache/Umgangssprache</text:p>
          </table:table-cell>
          <table:table-cell office:value-type="string" calcext:value-type="string">
            <text:p>Ihr Anfangsunterricht wie auch die Umgangssprache in Haus und Dorf waren czechi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jček, Frl. Aloisia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Zweitspra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Umzug</text:p>
          </table:table-cell>
          <table:table-cell office:value-type="string" calcext:value-type="string">
            <text:p>Im Jahre 1872 siedelte ihre Familie nach dem deutschen Städtchen Dauba bei Böhmisch-Leipa ü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nitz, Frl. Clara vo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Prüfung/Lehrtätigkeit</text:p>
          </table:table-cell>
          <table:table-cell office:value-type="string" calcext:value-type="string">
            <text:p>In Helsingfors bestand sie die Prüfungen in der deutschen, französischen und russischen Spra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nitz, Frl. Clara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Prüfung/Lehrtätigkeit</text:p>
          </table:table-cell>
          <table:table-cell office:value-type="string" calcext:value-type="string">
            <text:p>In Helsingfors bestand sie die Prüfungen in der deutschen, französischen und russischen Spra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nitz, Frl. Clara von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Prüfung/Lehrtätigkeit</text:p>
          </table:table-cell>
          <table:table-cell office:value-type="string" calcext:value-type="string">
            <text:p>In Helsingfors bestand sie die Prüfungen in der deutschen, französischen und russischen Spra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emihl, Charlo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Romanen</text:p>
          </table:table-cell>
          <table:table-cell office:value-type="string" calcext:value-type="string">
            <text:p>Zehn Jahre. Rom. Ans dem Engl. der Gertrude Yo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smann, Frau Anna Ev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 aus dem Englischen, Italienischen, Spanis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smann, Frau Anna Ev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 aus dem Englischen, Italienischen, Spanis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smann, Frau Anna Eva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 aus dem Englischen, Italienischen, Spanis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ttner, Bertha, Freiin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Romanen</text:p>
          </table:table-cell>
          <table:table-cell office:value-type="string" calcext:value-type="string">
            <text:p>Der Kaiser von Europa. Nach dem Engl. des F. A. Faw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elinska, Frau Joh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uttersprache/Dichtung</text:p>
          </table:table-cell>
          <table:table-cell office:value-type="string" calcext:value-type="string">
            <text:p>1886 entstanden ihre ersten Gedichte und zwar in englischer Spra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linska, Frau Johanna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Vatersprache</text:p>
          </table:table-cell>
          <table:table-cell office:value-type="string" calcext:value-type="string">
            <text:p>geboren am 6. Dezember 1857 zu Sidney in Australien als Tochter eines deutschen Vaters und einer englischen M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now, Fann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Romanen</text:p>
          </table:table-cell>
          <table:table-cell office:value-type="string" calcext:value-type="string">
            <text:p>Anais. Jenny Bastide. Übersetzg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lemence. Mad. Charles Reybaud. Ins Deutsche übertragen</text:p>
          </table:table-cell>
        </table:table-row>
        <table:table-row table:style-name="ro1">
          <table:table-cell office:value-type="string" calcext:value-type="string">
            <text:p>Tautphoeus, Jemima, Baroni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Romanen</text:p>
          </table:table-cell>
          <table:table-cell office:value-type="string" calcext:value-type="string">
            <text:p>Quitte. Rom. in 3 Bdn. Autoris. Übersetzg. aus dem Eng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ylor, Frau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ihres</text:p>
          </table:table-cell>
          <table:table-cell office:value-type="string" calcext:value-type="string">
            <text:p>Gatten</text:p>
          </table:table-cell>
          <table:table-cell office:value-type="string" calcext:value-type="string">
            <text:p>übersetzte die Werke ihres Gatten aus dem Englischen</text:p>
          </table:table-cell>
        </table:table-row>
        <table:table-row table:style-name="ro1">
          <table:table-cell office:value-type="string" calcext:value-type="string">
            <text:p>Tesche, Frl. Wilhelmin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Prüfung/Lehrtätigkeit</text:p>
          </table:table-cell>
          <table:table-cell office:value-type="string" calcext:value-type="string">
            <text:p>bestand sie die Prüfungen in der deutschen, französischen und russischen Spra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che, Frl. Wilhelm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Prüfung/Lehrtätigkeit</text:p>
          </table:table-cell>
          <table:table-cell office:value-type="string" calcext:value-type="string">
            <text:p>bestand sie die Prüfungen in der deutschen, französischen und russischen Spra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che, Frl. Wilhelmin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Prüfung/Lehrtätigkeit</text:p>
          </table:table-cell>
          <table:table-cell office:value-type="string" calcext:value-type="string">
            <text:p>bestand sie die Prüfungen in der deutschen, französischen und russischen Spra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zner, Frau Dr. Helene</text:p>
          </table:table-cell>
          <table:table-cell office:value-type="string" calcext:value-type="string">
            <text:p>Litauisch</text:p>
          </table:table-cell>
          <table:table-cell office:value-type="string" calcext:value-type="string">
            <text:p>Bearbeitung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Volksgesängen</text:p>
          </table:table-cell>
          <table:table-cell office:value-type="string" calcext:value-type="string">
            <text:p>u. F. Tetzner. Dainos. Littauische Volksgesänge mit litteraturgesch. Einleit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ler, Frau Christi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Korrespondententätigkeit</text:p>
          </table:table-cell>
          <table:table-cell office:value-type="string" calcext:value-type="string">
            <text:p>Von 1870–1880 war sie italienischer und ägyptischer Korrespondent deutscher Blä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se, Prinzessin von Bayern</text:p>
          </table:table-cell>
          <table:table-cell office:value-type="string" calcext:value-type="string">
            <text:p>Zwölf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Wissenschaftliche</text:p>
          </table:table-cell>
          <table:table-cell office:value-type="string" calcext:value-type="string">
            <text:p>Studien</text:p>
          </table:table-cell>
          <table:table-cell office:value-type="string" calcext:value-type="string">
            <text:p>Ganz aussergewöhnliches Talent zeigte sie für Sprachen, von denen sie in Wort und Schrift zwölf beherrs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umann, Frl. Clar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Zeitschriften</text:p>
          </table:table-cell>
          <table:table-cell office:value-type="string" calcext:value-type="string">
            <text:p>Sie ist als Übersetzerin aus dem Französischen und Englischen für deutsche und österreichische Zeitschriften thä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umann, Frl. C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Zeitschriften</text:p>
          </table:table-cell>
          <table:table-cell office:value-type="string" calcext:value-type="string">
            <text:p>Sie ist als Übersetzerin aus dem Französischen und Englischen für deutsche und österreichische Zeitschriften thä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e, Do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earbeitung</text:p>
          </table:table-cell>
          <table:table-cell office:value-type="string" calcext:value-type="string">
            <text:p>amerikanische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Unter Syringen. Dem Amerikanischen nacherzäh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n, Frau Louise F. v.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in Charakterbild. Aus dem Holländis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ck, Dorothe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hakespeare-Übersetzung</text:p>
          </table:table-cell>
          <table:table-cell office:value-type="string" calcext:value-type="string">
            <text:p>beteiligte sich an der Shakespeare-Übersetzung ihres Vaters. Sie übersetzte »Coriolan«, »Timon von Athen«, »Macbeth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lmann, C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Romanen</text:p>
          </table:table-cell>
          <table:table-cell office:value-type="string" calcext:value-type="string">
            <text:p>Die Diamantrose... Aus dem Engl. der Sara Tytler, übers. v. C. 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öppe, Adolph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bücher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Briefe</text:p>
          </table:table-cell>
          <table:table-cell office:value-type="string" calcext:value-type="string">
            <text:p>Englisches Lesebuch mit Vocabular für Schule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he English letter. Engl. Briefe</text:p>
          </table:table-cell>
        </table:table-row>
        <table:table-row table:style-name="ro1">
          <table:table-cell office:value-type="string" calcext:value-type="string">
            <text:p>Töppe, Adolph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hrbücher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Briefe</text:p>
          </table:table-cell>
          <table:table-cell office:value-type="string" calcext:value-type="string">
            <text:p>Französisches Lesebuch für die oberen Klassen höherer Töchterschule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a lettre française. Französ. Briefe</text:p>
          </table:table-cell>
        </table:table-row>
        <table:table-row table:style-name="ro1">
          <table:table-cell office:value-type="string" calcext:value-type="string">
            <text:p>Tschapeck, Lydia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Literaturkritik</text:p>
          </table:table-cell>
          <table:table-cell office:value-type="string" calcext:value-type="string">
            <text:p>arbeitete sie im Gebiete der Kritik deutscher, französischer und vorzüglich englischer Litterat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hapeck, Lydi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iteraturkritik</text:p>
          </table:table-cell>
          <table:table-cell office:value-type="string" calcext:value-type="string">
            <text:p>arbeitete sie im Gebiete der Kritik deutscher, französischer und vorzüglich englischer Litterat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hapeck, Lydi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iteraturkritik</text:p>
          </table:table-cell>
          <table:table-cell office:value-type="string" calcext:value-type="string">
            <text:p>arbeitete sie im Gebiete der Kritik deutscher, französischer und vorzüglich englischer Litterat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hten, Frau An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Reclam</text:p>
          </table:table-cell>
          <table:table-cell office:value-type="string" calcext:value-type="string">
            <text:p>Die Belagerung von Paris... Aus dem Franz. übersetz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rgius Panin... Aus dem Franz. übers.</text:p>
          </table:table-cell>
        </table:table-row>
        <table:table-row table:style-name="ro1">
          <table:table-cell office:value-type="string" calcext:value-type="string">
            <text:p>Tuhten, Frau 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Reclam</text:p>
          </table:table-cell>
          <table:table-cell office:value-type="string" calcext:value-type="string">
            <text:p>Die Braut von Lammermoor... Übersetzg. aus dem Engl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obinson Crusoe. Aus dem Engl. d. de Foë</text:p>
          </table:table-cell>
        </table:table-row>
        <table:table-row table:style-name="ro1">
          <table:table-cell office:value-type="string" calcext:value-type="string">
            <text:p>Ulmann, Frl. Pau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ist Übersetzerin aus dem Französis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rich, Frau Alida von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office:value-type="string" calcext:value-type="string">
            <text:p>war schriftstellerisch thätig und zwar mit Übersetzungen aus dem Russischen und Polnischen ins Französ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rich, Frau Alida von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office:value-type="string" calcext:value-type="string">
            <text:p>war schriftstellerisch thätig und zwar mit Übersetzungen aus dem Russischen und Polnischen ins Französ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rich, Frau Alida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Zielsprache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war schriftstellerisch thätig und zwar mit Übersetzungen aus dem Russischen und Polnischen ins Französisch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8T14:14:32.784000000</dc:date>
    <meta:editing-duration>PT14M15S</meta:editing-duration>
    <meta:editing-cycles>1</meta:editing-cycles>
    <meta:document-statistic meta:table-count="1" meta:cell-count="212" meta:object-count="0"/>
    <meta:generator>LibreOffice/7.4.5.1$Windows_X86_64 LibreOffice_project/9c0871452b3918c1019dde9bfac75448afc4b57f</meta:generator>
  </office:meta>
</office:document-meta>
</file>